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01e6"/>
    </style:style>
    <style:style style:name="P2" style:family="paragraph" style:parent-style-name="Standard">
      <style:paragraph-properties fo:text-align="center" style:justify-single-word="false"/>
      <style:text-properties fo:font-size="16pt" officeooo:rsid="000d01e6" officeooo:paragraph-rsid="000d01e6" style:font-size-asian="16pt" style:font-size-complex="16pt"/>
    </style:style>
    <style:style style:name="P3" style:family="paragraph" style:parent-style-name="Standard">
      <style:text-properties officeooo:rsid="000d01e6" officeooo:paragraph-rsid="000d01e6"/>
    </style:style>
    <style:style style:name="P4" style:family="paragraph" style:parent-style-name="Standard" style:list-style-name="L1">
      <style:text-properties officeooo:rsid="000d01e6" officeooo:paragraph-rsid="000d01e6"/>
    </style:style>
    <style:style style:name="P5" style:family="paragraph" style:parent-style-name="Standard">
      <style:text-properties officeooo:rsid="001534ac" officeooo:paragraph-rsid="001534ac"/>
    </style:style>
    <style:style style:name="P6" style:family="paragraph" style:parent-style-name="Text_20_body">
      <style:text-properties officeooo:rsid="0013f91b" officeooo:paragraph-rsid="0013f91b"/>
    </style:style>
    <style:style style:name="P7" style:family="paragraph" style:parent-style-name="Heading_20_1">
      <style:text-properties officeooo:rsid="000d01e6" officeooo:paragraph-rsid="0012cacf"/>
    </style:style>
    <style:style style:name="P8" style:family="paragraph" style:parent-style-name="Heading_20_2">
      <style:text-properties officeooo:rsid="000d01e6"/>
    </style:style>
    <style:style style:name="P9" style:family="paragraph" style:parent-style-name="Heading_20_2">
      <style:text-properties officeooo:rsid="0013f91b"/>
    </style:style>
    <style:style style:name="T1" style:family="text">
      <style:text-properties officeooo:rsid="000d01e6"/>
    </style:style>
    <style:style style:name="T2" style:family="text">
      <style:text-properties officeooo:rsid="0012cacf"/>
    </style:style>
    <style:style style:name="T3" style:family="text">
      <style:text-properties officeooo:rsid="001692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d'activité d'Alexei KLENIN </text:p>
      <text:p text:style-name="P2">du <text:span text:style-name="T3">12</text:span>/06/2014 au <text:span text:style-name="T3">30</text:span>/06/2014 </text:p>
      <text:h text:style-name="P7" text:outline-level="1"><text:span text:style-name="T2">Création du module de Generic System pour</text:span> Vert.x </text:h>
      <text:p text:style-name="P3">On continue l'étude de la plateforme d'applications Vert.x. Cette fois notre objectif est de savoir si c'est possible de construire une application Web complète avec une logique métier, avec la persistance dans la base de données, avec une IHM riche et qui réponds aux exigences de la sécurité (authentification des utilisateurs, limitation de l'accès au certain fonctions). On aimerais savoir également si c'est possible d'importer Vert.x en sein de l'application JEE classique. </text:p>
      <text:h text:style-name="P8" text:outline-level="2">Vert.x et la programmation événementielle </text:h>
      <text:p text:style-name="P3">Vert.x réalise le paradigme de la programmation événementielle. Le programme est décrit principalement par les réactions aux évènements. </text:p>
      <text:p text:style-name="P3">On ne peut pas faire de la programmation procédurale avec Vert.x. La programmation procédurale s'appui sur les appels synchrones des méthodes et des opérateurs. Une instruction ne peut pas être exécutée avant que la précédente n'a pas retourné de résultat. Vert.x utilise les appels des méthodes asynchrones. Il n'est pas possible de définir la séquence des traitements comme on le fait dans une application JEE. On ne peut pas par exemple de recevoir la requête HTTP par le Serveur Web, valider les paramètres, enregistrer les données dans la base de données, crée la réponse avec le moteur des templates et de renvoyer le résultat sous format HTML dans la réponse HTTP. </text:p>
      <text:p text:style-name="P3">L'architecture d'une application Vert.x est réalisée autour d'un bus d'évènements (EventBus) sur le quel les différents modules sont branchés. Les modules peuvent communiquer les uns avec les autres via ce bus de manière asynchrone, c'est à dire le message peut être envoyé vers le module sans qu'on attends la réponse. Pour traiter la réponse il faut créer un Handler, objet qui définie la fonction de callback. </text:p>
      <text:h text:style-name="P8" text:outline-level="2">Création du CRUD – logique métier centralisé dans le serveur web - échec </text:h>
      <text:p text:style-name="P3">J'ai développé un CRUD pour tester les capacités de Vert.x. L'objectif est de pour gérer et persister les personnes au sein de la base de données : créer, modifier, supprimer. Dès le début j'ai décidé de procéder de manière classique(pour l'environnement JEE) : j'ai mis en place le serveur PostgreSQL, importé framework Hibernate dans le projet Vert.x, créé l'entité Person et le DAO PersonDAO. J'ai crée un verticle avec le serveur web qui écoute sur le port 8080 et qui centralise toute la logique métier. J'ai ajouté à ce Web Serveur l'objet RouteMatcher. RouteMatcher est un handler des requêtes HTTP qui en fonction du URL (appelé route) et la méthode (GET, POST, PUT...) exécute un traitement et retourne le résultat. J'ai crée le serveur qui gère les requêtes REST et en fonction du type de données attendues (entête Accept) retourne le résultat soit en format HTML soit JSON. </text:p>
      <text:p text:style-name="P3">J'ai tenté de centraliser toute la logique métier au niveau du serveur et assurer la séquence du traitement des requêtes. J'ai définie tous les routes REST et pour chaque route j'ai créé une procédure de persistance de l'entité Person et le retour d'un résultat. J'ai constaté vite qu'il faillait répéter la procédure d'ouverture et de la fermeture d'une transaction dans chaque route et gérer les exceptions Hibernate. </text:p>
      <text:p text:style-name="P3">Face à ce constat, j'ai vérifié qu'est ce que Vert.x propose pour simplifier la persistance et j'ai découvert qu'il propose de nombreux modules dont un des plus réputé est mongodb-persistor. </text:p>
      <text:p text:style-name="P1"><text:span text:style-name="T1">J'ai décidé vérifier si ce n'est pas plus facile d'utiliser MongoDB en tant que la base de donnée. C'est choix c'est avéré d'être bon, car MongoDB utilise JSON pour la présentation des données, le </text:span><text:soft-page-break/><text:span text:style-name="T1">même format que les messages échangées entre les modules de Vert.x. </text:span></text:p>
      <text:p text:style-name="P3">J'ai remplacé Hibernate par MongoDB. Mais ça n'a pas résolu tous mes problèmes. J'ai voulu réaliser la séquence de traitement des requêtes HTTP suivante : </text:p>
      <text:list xml:id="list4905762878198541557" text:style-name="L1">
        <text:list-item>
          <text:p text:style-name="P4">Réception de requête HTTP et appel d'une fonction du Route Matcher ; </text:p>
        </text:list-item>
        <text:list-item>
          <text:p text:style-name="P4">Création de la requête de MongoDB ; </text:p>
        </text:list-item>
        <text:list-item>
          <text:p text:style-name="P4">Envoie de la requête vers mongodb-persistor et attente de la réponse ; </text:p>
        </text:list-item>
        <text:list-item>
          <text:p text:style-name="P4">En fonction du type de contenu accepté par les navigateur soit le retourne du contenu HTML soit JSON. </text:p>
        </text:list-item>
      </text:list>
      <text:p text:style-name="P3">Comme les appels de fonctions des modules Vert.x sont asynchrones il faillais de définir la fonction du callback pour chaque traitement. Donc à la fin l'application possédais de trop nombreux objets Handlers avec les fonctions de callbacks qui se ressemblais mais qui ne pouvais pas être factorisées. Le code est devenu volumineux et difficile à gérer. </text:p>
      <text:h text:style-name="P8" text:outline-level="2">Création du CRUD – logique métier coté client – architecture répartie </text:h>
      <text:p text:style-name="P3">Après l'échec de la première approche j'ai décidé de ne pas développer la logique métier complexe coté serveur. Il fallait que sur le serveur on retrouve les modules qui ne font que de faire les traitements simples et de renvoyer les réponses. Toute la logique devais être déporté au client. </text:p>
      <text:p text:style-name="P3">Vert.x permet d'accéder au bus d'évènements dans le javascript du client. Il fournit le fichier javascript vertxbus.js qui donne l'accès au bus à partir du client web. Le module de Vert.x WebServeur fait le bridge pour que les clients puissent accéder au bus. Pour le faire vertxbus s'appuie sur la bibliothèque sockJs (remplaçant efficace de WebSocket). Grâce à cela le bus peut être accède par les clients ce que permet de faire la communication non uniquement entre les clients et le serveur mais également entre les clients. </text:p>
      <text:p text:style-name="P3">Donc la meilleur façon de travailler avec la base de données dans Vert.x c'est de d'accéder directement à partir du javascript du client ! Plus exactement, on obtiens l'accès au bus via web serveur qui fait le bridge et on envoie le message JSON au mongodb-persistor branché sur le bus coté serveur. </text:p>
      <text:p text:style-name="P3">Le verticle que j'ai créé ne faut que configurer et déployer le serveur web et le persitor de MongoDB. </text:p>
      <text:p text:style-name="P3">Quand le client peut interroger la base de donnée directement on se pose la question comment assurer la sécurité. Le module Web Server sait définir les règles de sécurité. Comme tout message est un objet JSON il suffit de déclarer les règles de matching. On défini la liste des destinataire autorisés et les matchers qui définissent la structure des messages autorisées. Par exemple, on peut définir que uniquement les messages à destination du mongodb-persistor avec l'opération de lecture sont autorisées. </text:p>
      <text:h text:style-name="P8" text:outline-level="2">Intégration du Vert.x dans l'application JEE </text:h>
      <text:p text:style-name="P3">Vert.x est lui même un serveur. Il ne peut pas être inclus et exécuté par un conteneur tel que Tomcat ou Jboss. L'architecture d'une application Vert.x n'a rien de commun avec une application JEE. Il s'agit ici d'une architecture par module. Les modules communiquent entre eux via le bus partagé. Les modules ne sont pas forcément écrits en même langage. On ne peut pas faire de programmation procédurale avec Vert.x. </text:p>
      <text:p text:style-name="P3">Si on veux faire travailler l'application Vert.x ensemble avec une application JEE on peut le faire via Web Services. </text:p>
      <text:h text:style-name="P9" text:outline-level="2"><text:soft-page-break/>Création du module de Generic System pour vert.x</text:h>
      <text:p text:style-name="P6">Premièrement, j'ai créé le projet Maven selon le template vertx-maven-archetype. </text:p>
      <text:p text:style-name="P6">Ensuite, dans e fichier pom.xml du projet j'ai ajouté les dépendances vers les bibliothèques de Generic System avec le scope compile. Grâce à cela les fichiers Jar de Generic System seront encapsulés dans l'archive du module. </text:p>
      <text:p text:style-name="P6">Ensuite, dans le dossier des sources j'ai créé le paquetage org.vertx.mods. Dans ce paquetage j'ai créé la classe GenericSystem qui définie le verticle du module. Cette classe hérite de BusModBase. </text:p>
      <text:p text:style-name="P6">J'ai redéfini la méthode start(). Elle fait enregistrer le module avec un adresse au démarrage. </text:p>
      <text:p text:style-name="P6">J'ai également redéfini la méthode handle() qui défini toute la logique du module. Cette méthode s'exécute lorsque le module reçoit le message via le bus. Cette fonction reçoit le message en format Json. Le format du corps du message peut être défini librement pendant la création du module. </text:p>
      <text:p text:style-name="P6">Le module expérimental sait fait deux opérations sur l'Engine de GenericSystem: "addInstance" et "getAllInstances". La première crée une nouvelle instance et la deuxième liste toutes les instances existantes. </text:p>
      <text:p text:style-name="P6">Enfin, j'ai crée le verticle qui déploie deux modules mod-web-server et mod-genericsystem et le client Javascript qui communique avec le moteur de GenericSystem via le bus.</text:p>
      <text:h text:style-name="P8" text:outline-level="2"><text:s/>Conclusion </text:h>
      <text:p text:style-name="P3">Nous avons vu deux façons d'implémenter le CRUD avec Vert.x : une de la manière procédurale, l'autre de manière événementielle. Nous avons que la tentative de construire une application avec Vert.x de façon procédurale est condamnée à l'échec. </text:p>
      <text:p text:style-name="P3">On s'est posé dès le début la question si c'est possible de faire une application Web complète avec Vert.x. La réponse est : oui. Pourtant on ne peut pas la faire utilisant les technologies traditionnelles de l'univers JEE : Spring, EJB, Hibernate, JSF. Utilisation du fonctions et des frameworks Javascript qui est est optionnelle dans les applications JEE deviens nécessaires avec Vert.x. Il parais inconcevable de développer le client léger avec cette plateforme. La logique métier doit être déportée sur le client. Les frameworks recommandés à utiliser avec Vert.x sont : Jquery, KnockoutJs, AngularJS. </text:p>
      <text:p text:style-name="P3">Les besoins des applications Vert.x et JEE également ne sont pas les mêmes. Il est préférable d'utiliser Vert.x quand on fait une application orientée communication en temps réel. Où on peut également utiliser cette plateforme quand on développe les applications web simples avec les temps de réalisation courtes (un ou deux mois) et les ressources humaines réduites (un ou deux développeurs) tandis que les équipes des développeurs JEE sont en générales plus grands et les cycles de réalisation des projets sont plus longues. </text:p>
      <text:p text:style-name="P3">On a vu qu'il est possible d'assurer la sécurité d'accès à l'application Vert.x grâce au règles de sécurité définies au niveau de web serveur. </text:p>
      <text:p text:style-name="P3">Nous avons conclus qu'il est n'est pas possible d'ajouter Vert.x dans une application classique Java/JEE, mais il est tout à fait possible de faire les applications Vert.x et JEE travailler ensemble via les appels des web services. </text:p>
      <text:p text:style-name="P5">Désormais on sait qu'il est possible d'utiliser la persistance de Generic System dans l'application Ver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101cm" fo:margin-top="0cm" fo:margin-bottom="0.199cm" style:contextual-spacing="false"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6T12:09:16</meta:creation-date>
    <dc:date>2014-07-01T16:26:46</dc:date>
    <meta:editing-duration>P1DT6H30M9S</meta:editing-duration>
    <meta:editing-cycles>8</meta:editing-cycles>
    <meta:generator>LibreOffice/4.2.4.2$Linux_X86_64 LibreOffice_project/420m0$Build-2</meta:generator>
    <meta:print-date>2014-07-08T10:46:18.559539837</meta:print-date>
    <meta:document-statistic meta:table-count="0" meta:image-count="0" meta:object-count="0" meta:page-count="3" meta:paragraph-count="43" meta:word-count="1610" meta:character-count="10066" meta:non-whitespace-character-count="8459"/>
  </office:meta>
</office:document-meta>
</file>